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6.6792in" table:align="right"/>
    </style:style>
    <style:style style:name="header.A" style:family="table-column">
      <style:table-column-properties style:column-width="4.3097in"/>
    </style:style>
    <style:style style:name="header.B" style:family="table-column">
      <style:table-column-properties style:column-width="2.3694in"/>
    </style:style>
    <style:style style:name="header.A1" style:family="table-cell">
      <style:table-cell-properties fo:padding="0.0382in" fo:border="none"/>
    </style:style>
    <style:style style:name="Table1" style:family="table">
      <style:table-properties style:width="6.575in" fo:margin-left="0.025in" fo:margin-right="0.0924in" table:align="margins"/>
    </style:style>
    <style:style style:name="Table1.A" style:family="table-column">
      <style:table-column-properties style:column-width="0.325in" style:rel-column-width="3239*"/>
    </style:style>
    <style:style style:name="Table1.B" style:family="table-column">
      <style:table-column-properties style:column-width="2.7375in" style:rel-column-width="27285*"/>
    </style:style>
    <style:style style:name="Table1.C" style:family="table-column">
      <style:table-column-properties style:column-width="0.4278in" style:rel-column-width="4263*"/>
    </style:style>
    <style:style style:name="Table1.D" style:family="table-column">
      <style:table-column-properties style:column-width="0.6063in" style:rel-column-width="6042*"/>
    </style:style>
    <style:style style:name="Table1.E" style:family="table-column">
      <style:table-column-properties style:column-width="0.5743in" style:rel-column-width="5724*"/>
    </style:style>
    <style:style style:name="Table1.F" style:family="table-column">
      <style:table-column-properties style:column-width="0.5243in" style:rel-column-width="5225*"/>
    </style:style>
    <style:style style:name="Table1.G" style:family="table-column">
      <style:table-column-properties style:column-width="0.6417in" style:rel-column-width="6395*"/>
    </style:style>
    <style:style style:name="Table1.H" style:family="table-column">
      <style:table-column-properties style:column-width="0.7389in" style:rel-column-width="736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ram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fo:margin-left="0.0799in" fo:margin-right="0.0799in" style:vertical-pos="from-top" style:vertical-rel="paragraph" style:horizontal-pos="from-left" style:horizontal-rel="paragraph" fo:background-color="transparent" style:background-transparency="100%" fo:padding-left="0.0598in" fo:padding-right="0.0201in" fo:padding-top="0.0201in" fo:padding-bottom="0.0201in" fo:border="0.26pt solid #000000" style:shadow="#999999 0.0201in 0.0201in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svg:stroke-width="0.0193in" draw:marker-start-width="0.1654in" draw:marker-end-width="0.1654in" draw:fill="none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column table:style-name="header.B"/>
        <table:table-row>
          <table:table-cell table:style-name="header.A1" office:value-type="string">
            <text:p text:style-name="P19">bring.out test</text:p>
          </table:table-cell>
          <table:table-cell table:style-name="header.A1" table:number-rows-spanned="4" office:value-type="string">
            <text:p text:style-name="P18"/>
          </table:table-cell>
        </table:table-row>
        <table:table-row>
          <table:table-cell table:style-name="header.A1" office:value-type="string">
            <text:p text:style-name="P20">Adresa: Juraja Najtharta 3, tel: +387 33 269 291, fax: +387 33269292</text:p>
          </table:table-cell>
          <table:covered-table-cell/>
        </table:table-row>
        <table:table-row>
          <table:table-cell table:style-name="header.A1" office:value-type="string">
            <text:p text:style-name="P18"><text:span text:style-name="T2">ID broj:</text:span> <text:span text:style-name="T2">4218000000006, PDV broj: 218000000006</text:span></text:p>
          </table:table-cell>
          <table:covered-table-cell/>
        </table:table-row>
        <table:table-row>
          <table:table-cell table:style-name="header.A1" office:value-type="string">
            <text:p text:style-name="P21"><text:span text:style-name="T10"/>Banke: VOLSKBANK 1410000000000001, BBI 990000000000001<text:span text:style-name="T10"/></text:p>
          </table:table-cell>
          <table:covered-table-cell/>
        </table:table-row>
      </table:table>
      <text:p text:style-name="Text_20_body"/>
      <text:p text:style-name="Text_20_body"><draw:frame draw:style-name="fr1" draw:name="Frame1" text:anchor-type="paragraph" svg:x="0.0299in" svg:y="0.0098in" svg:width="3.9535in" svg:height="1.3937in" draw:z-index="0"><draw:text-box><text:p text:style-name="P3"><text:span text:style-name="T4"/>Kupac:<text:span text:style-name="T4"/></text:p><text:p text:style-name="P2">PARTN 99</text:p><text:p text:style-name="P2"><text:line-break/><text:span text:style-name="T5">, , <text:line-break/>tel:  fax: <text:line-break/></text:span><text:span text:style-name="T6">id broj:</text:span><text:span text:style-name="T5"> <text:line-break/></text:span></text:p></draw:text-box></draw:frame><draw:frame draw:style-name="fr2" draw:name="Frame2" text:anchor-type="paragraph" svg:x="4.0354in" svg:y="0.0244in" svg:width="2.5291in" svg:height="1.3665in" draw:z-index="1"><draw:text-box><text:p text:style-name="P8">POREZNA FAKTURA br. 77777</text:p><text:p text:style-name="P7"><text:span text:style-name="T8">Datum dokumenta:</text:span><text:span text:style-name="T1"> 31.12.12<text:line-break/></text:span><text:span text:style-name="T8">Datum isporuke: </text:span><text:span text:style-name="T1">10.12.12<text:line-break/></text:span><text:span text:style-name="T11"/><text:span text:style-name="T8">Datum valute:</text:span><text:span text:style-name="T1"> 07.01.13</text:span><text:span text:style-name="T11"/><text:span text:style-name="T1"><text:line-break/></text:span><text:span text:style-name="T8">Mjesto:</text:span><text:span text:style-name="T1"> Sarajevo</text:span><text:line-break/></text:p></draw:text-box></draw:frame></text:p>
      <text:p text:style-name="Text_20_body"/>
      <text:p text:style-name="Text_20_body"/>
      <text:p text:style-name="Text_20_body"/>
      <text:p text:style-name="Text_20_body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3">R.br</text:p>
          </table:table-cell>
          <table:table-cell table:style-name="Table1.A1" office:value-type="string">
            <text:p text:style-name="P13">Trgovački naziv dobra/usluge (šifra, naziv)</text:p>
          </table:table-cell>
          <table:table-cell table:style-name="Table1.A1" office:value-type="string">
            <text:p text:style-name="P14">Jmj</text:p>
          </table:table-cell>
          <table:table-cell table:style-name="Table1.A1" office:value-type="string">
            <text:p text:style-name="P14">Kolicina</text:p>
          </table:table-cell>
          <table:table-cell table:style-name="Table1.A1" office:value-type="string">
            <text:p text:style-name="P14">Cijena bez PDV</text:p>
          </table:table-cell>
          <table:table-cell table:style-name="Table1.A1" office:value-type="string">
            <text:p text:style-name="P14">Popust (%)</text:p>
          </table:table-cell>
          <table:table-cell table:style-name="Table1.A1" office:value-type="string">
            <text:p text:style-name="P14">Cjena sa popustom</text:p>
          </table:table-cell>
          <table:table-cell table:style-name="Table1.H1" office:value-type="string">
            <text:p text:style-name="P14">Ukupno bez PDV</text:p>
          </table:table-cell>
        </table:table-row>
        <!-- -->
        <!-- -->
        <table:table-row table:style-name="Table1.2">
          <table:table-cell table:style-name="Table1.A2" office:value-type="string">
            <text:p text:style-name="P16"><!-- --><!-- -->1</text:p>
          </table:table-cell>
          <table:table-cell table:style-name="Table1.B2" office:value-type="string">
            <text:p text:style-name="P15">TEST1 - Naziv Test 1, serbr-1</text:p>
          </table:table-cell>
          <table:table-cell table:style-name="Table1.C2" office:value-type="string">
            <text:p text:style-name="P15">kom</text:p>
          </table:table-cell>
          <table:table-cell table:style-name="Table1.D2" office:value-type="string">
            <text:p text:style-name="P16">10.000</text:p>
          </table:table-cell>
          <table:table-cell table:style-name="Table1.E2" office:value-type="string">
            <text:p text:style-name="P16">1.00</text:p>
          </table:table-cell>
          <table:table-cell table:style-name="Table1.F2" office:value-type="string">
            <text:p text:style-name="P16">0.00</text:p>
          </table:table-cell>
          <table:table-cell table:style-name="Table1.G2" office:value-type="string">
            <text:p text:style-name="P16">1.00</text:p>
          </table:table-cell>
          <table:table-cell table:style-name="Table1.H2" office:value-type="string">
            <text:p text:style-name="P17">10.00</text:p>
          </table:table-cell>
        </table:table-row>
        <!-- -->
        <!-- -->
        <table:table-row table:style-name="Table1.2">
          <table:table-cell table:style-name="Table1.A2" office:value-type="string">
            <text:p text:style-name="P16"><!-- --><!-- -->2</text:p>
          </table:table-cell>
          <table:table-cell table:style-name="Table1.B2" office:value-type="string">
            <text:p text:style-name="P15">TEST2 - Naziv Test 2, serbr-2</text:p>
          </table:table-cell>
          <table:table-cell table:style-name="Table1.C2" office:value-type="string">
            <text:p text:style-name="P15">kg</text:p>
          </table:table-cell>
          <table:table-cell table:style-name="Table1.D2" office:value-type="string">
            <text:p text:style-name="P16">25.000</text:p>
          </table:table-cell>
          <table:table-cell table:style-name="Table1.E2" office:value-type="string">
            <text:p text:style-name="P16">2.00</text:p>
          </table:table-cell>
          <table:table-cell table:style-name="Table1.F2" office:value-type="string">
            <text:p text:style-name="P16">0.00</text:p>
          </table:table-cell>
          <table:table-cell table:style-name="Table1.G2" office:value-type="string">
            <text:p text:style-name="P16">2.00</text:p>
          </table:table-cell>
          <table:table-cell table:style-name="Table1.H2" office:value-type="string">
            <text:p text:style-name="P17">50.00</text:p>
          </table:table-cell>
        </table:table-row>
        <!-- -->
        <!-- -->
      </table:table>
      <text:p text:style-name="P12"/>
      <text:p text:style-name="P11">Slovima: sedamdeset i 20/100 KM</text:p>
      <text:p text:style-name="P9"><draw:rect text:anchor-type="paragraph" draw:z-index="2" draw:style-name="gr1" draw:text-style-name="P22" svg:width="3.7134in" svg:height="0.9831in" svg:x="2.9in" svg:y="0.1181in" draw:corner-radius="0.0591in"><text:p/></draw:rect></text:p>
      <text:p text:style-name="P9"><draw:frame draw:style-name="fr3" draw:name="Frame3" text:anchor-type="paragraph" svg:x="2.9772in" svg:y="0.0071in" svg:width="2.1047in" draw:z-index="3"><draw:text-box fo:min-height="0.8693in"><text:p text:style-name="P6">Ukupno bez PDV (KM):<text:line-break/>Ukupno popust (KM):<text:line-break/>Ukupno bez PDV – popust (KM):<text:line-break/>PDV (KM):<text:line-break/><text:span text:style-name="T1">Ukupno sa PDV (KM):</text:span></text:p></draw:text-box></draw:frame><draw:frame draw:style-name="fr3" draw:name="Frame4" text:anchor-type="paragraph" svg:x="5.1035in" svg:y="0.011in" svg:width="1.4307in" draw:z-index="4"><draw:text-box fo:min-height="0.8654in"><text:p text:style-name="P6">60.00 <text:line-break/>0.00 <text:line-break/>60.00 <text:line-break/> <text:s text:c="3"/>10.20 <text:line-break/><text:span text:style-name="T1">70.20 </text:span></text:p></draw:text-box></draw:frame></text:p>
      <text:p text:style-name="P9"/>
      <text:p text:style-name="P9"/>
      <text:p text:style-name="P9"/>
      <text:p text:style-name="P9"/>
      <text:p text:style-name="P10"/>
      <!-- -->
      <!-- -->
      <text:p text:style-name="P10"><!-- --><!-- --><text:span text:style-name="T3">-</text:span></text:p>
      <!-- -->
      <!-- -->
      <text:p text:style-name="P9"/>
      <text:p text:style-name="P9"><text:s text:c="7"/><text:span text:style-name="T2">Fakturisao: <text:s text:c="38"/>Primio: <text:s text:c="34"/>Direktor: <text:s text:c="16"/></text:span></text:p>
      <text:p text:style-name="P9"><text:span text:style-name="T2"><text:s text:c="31"/>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a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meta:initial-creator>Mirko Nasato</meta:initial-creator>
    <meta:creation-date>2006-07-20T18:40:33</meta:creation-date>
    <dc:date>2012-10-31T08:56:03</dc:date>
    <dc:language>en-GB</dc:language>
    <meta:editing-cycles>180</meta:editing-cycles>
    <meta:editing-duration>PT3H59M38S</meta:editing-duration>
    <meta:document-statistic meta:table-count="2" meta:image-count="0" meta:object-count="0" meta:page-count="1" meta:paragraph-count="32" meta:word-count="122" meta:character-count="1545" meta:non-whitespace-character-count="1314"/>
    <meta:user-defined meta:name="Info 1"/>
    <meta:user-defined meta:name="Info 2"/>
    <meta:user-defined meta:name="Info 3"/>
    <meta:user-defined meta:name="Info 4"/>
  </office:meta>
</office:document-meta>
</file>